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Head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chema logico ristrutturato</text:p>
      <text:p text:style-name="Subtitle"/>
      <text:h text:style-name="Heading_20_1" text:outline-level="1">Decomposizione verticale</text:h>
      <text:list xml:id="list1248590338" text:style-name="L1">
        <text:list-item>
          <text:p text:style-name="P1"><text:span text:style-name="T1">Tabella Oggetto</text:span>: si suppone che l'utente non voglia accedere alle informazioni specifiche di tutti gli oggetti del museo, ma solo di quelli che più lo interessano. Per questo si è deciso di decomporre la tabella Oggetto nelle due tabelle OggettoGenerali e OggettoParticolari, che rappresentano rispettivamente le informazioni generali di ogni oggetto (nome, anno/periodo, dimensioni) e informazioni più dettagliati (descrizione, provenienza, curiosità).</text:p>
        </text:list-item>
        <text:list-item>
          <text:p text:style-name="P3">Tabella Artista<text:span text:style-name="T2">: stesse considerazioni fatte per la tabella Oggetto: l'utente non vuole avere informazioni dettagliate di ogni artista, ma solo di quelli che più lo interessano. Per questo si decomporrà la tabella Artista in ArtistaGenerali, con attributi nome, cognome, nomeArte, dataNascita e dataMorte, e ArtistaParticolari, con attributi luogoNascita, luogoMorte, vita e stile.</text:span></text:p>
        </text:list-item>
      </text:list>
      <text:p text:style-name="P2"><text:span text:style-name="T2"/></text:p>
      <text:h text:style-name="P5" text:outline-level="1">Decomposizione orizzontale per evitare valori nulli</text:h>
      <text:p text:style-name="P4">Non si ritiene ci siano le condizioni per applicare una decomposizione di questo tipo: gli unici casi di tabelle in cui potrebbero esserci molti valori nulli sono Oggetto nell'attributo curiosità e Artista nell'attributo nomeArte; tuttavia, si tratta di singoli attributi e lo spreco di memoria non è così importante da giustificare la partizione delle tabelle. </text:p>
      <text:p text:style-name="P4"/>
      <text:h text:style-name="Heading_20_1" text:outline-level="1">Decomposizione orizzontale per facilitare l'accesso</text:h>
      <text:p text:style-name="Text_20_body">L'unica tabella per cui si potrebbe effettuare una decomposizione orizzontale per facilitare l'accesso e ottenere dei vantaggi è la tabella Oggetto. Tuttavia, non si può prevedere a priori come l'utente sfoglierà le opere, se per sala (caso in cui bisogna considerare l'intera tabella Oggetto), per collezione o per categoria. Non c'è quindi una modo privilegiato di decomporre la tabella; si preferirà dunque lasciare la tabella così com'è.</text:p>
      <text:p text:style-name="Text_20_body"/>
      <text:h text:style-name="Heading_20_1" text:outline-level="1">Accorpamento forte</text:h>
      <text:p text:style-name="Text_20_body">E' ragionevole supporre che: 1) quando si accede ad un prestito si voglia sapere anche l'ente coinvolta nel prestito; 2) quando si accede ad un restauro si voglia sapere anche il centro di restauro a cui è stato affidato l'oggetto; 3) quando si accede ad un numero di telefono si voglia sapere anche a quale struttura appartiene; 4) quando si accede ad un'opera d'arte si vuole conoscere anche l'autore. Come conseguenza di queste quattro supposizioni verranno accorpate: 1) le tabelle PrestitoEffettuato e EntePrestito in PrestitoEffettuato; 2) le tabelle Restauro e LocazioneRestauro in Restauro; 3) le tabelle Telefono e TelStruttura in TelefonoStruttura; 4) le tabelle OperaArte e Realizzazione in OperaArte.</text:p>
      <text:p text:style-name="Text_20_body"><text:soft-page-break/></text:p>
      <text:h text:style-name="Heading_20_1" text:outline-level="1">Accorpamento debole</text:h>
      <text:p text:style-name="Text_20_body">Non ci sono casi particolari nello schema in cui sia ragionevole procedere all'accorpamento debole di due re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gi </meta:initial-creator>
    <meta:creation-date>2011-11-21T14:25:38</meta:creation-date>
    <dc:date>2011-11-21T21:29:14</dc:date>
    <dc:creator>luigi </dc:creator>
    <meta:editing-duration>PT6H45M4S</meta:editing-duration>
    <meta:editing-cycles>5</meta:editing-cycles>
    <meta:generator>LibreOffice/3.4$Linux LibreOffice_project/340m1$Build-302</meta:generator>
    <meta:document-statistic meta:table-count="0" meta:image-count="0" meta:object-count="0" meta:page-count="2" meta:paragraph-count="12" meta:word-count="383" meta:character-count="2657" meta:non-whitespace-character-count="2287"/>
  </office:meta>
</office:document-meta>
</file>